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loext:opacity="100%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loext:opacity="100%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color="#c0c0c0" loext:opacity="100%"/>
    </style:style>
    <style:style style:name="T2" style:family="text">
      <style:text-properties fo:color="#800080" loext:opacity="100%"/>
    </style:style>
    <style:style style:name="T3" style:family="text">
      <style:text-properties fo:color="#092e64" loext:opacity="100%" fo:font-weight="bold"/>
    </style:style>
    <style:style style:name="T4" style:family="text">
      <style:text-properties fo:color="#800000" loext:opacity="100%"/>
    </style:style>
    <style:style style:name="T5" style:family="text">
      <style:text-properties fo:color="#808000" loext:opacity="100%"/>
    </style:style>
    <style:style style:name="T6" style:family="text">
      <style:text-properties fo:color="#000080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00677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<text:s text:c="4"/></text:span><text:span text:style-name="T4">item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Общее</text:span><text:span text:style-name="T1"> </text:span><text:span text:style-name="T7">название</text:span><text:span text:style-name="T1"> </text:span><text:span text:style-name="T7">сеанса"</text:span>));</text:p>
      <text:p text:style-name="P1"><text:span text:style-name="T1"><text:s text:c="4"/></text:span></text:p>
      <text:p text:style-name="P1"><text:span text:style-name="T1"><text:s text:c="4"/></text:span><text:span text:style-name="T4">item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звание</text:span><text:span text:style-name="T1"> </text:span><text:span text:style-name="T7">сеанса"</text:span>));</text:p>
      <text:p text:style-name="P2"><text:s/></text:p>
      <text:p text:style-name="P1"><text:span text:style-name="T1"><text:s text:c="4"/></text:span><text:span text:style-name="T4">item4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Имя</text:span><text:span text:style-name="T1"> </text:span><text:span text:style-name="T7">сеанса"</text:span>));</text:p>
      <text:p text:style-name="P1"/>
      <text:p text:style-name="P1"><text:span text:style-name="T1"><text:s text:c="4"/></text:span><text:span text:style-name="T4">item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Тип</text:span><text:span text:style-name="T1"> </text:span><text:span text:style-name="T7">эксперимента"</text:span>));</text:p>
      <text:p text:style-name="P2"><text:s/></text:p>
      <text:p text:style-name="P1"><text:span text:style-name="T1"><text:s text:c="4"/></text:span><text:span text:style-name="T4">item8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Идентификация</text:span><text:span text:style-name="T1"> </text:span><text:span text:style-name="T7">данных</text:span><text:span text:style-name="T1"> </text:span><text:span text:style-name="T7">схемы</text:span><text:span text:style-name="T1"> </text:span><text:span text:style-name="T7">замещения"</text:span>));</text:p>
      <text:p text:style-name="P1"/>
      <text:p text:style-name="P1"><text:span text:style-name="T1"><text:s text:c="4"/></text:span><text:span text:style-name="T4">item88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ыбрать</text:span><text:span text:style-name="T1"> </text:span><text:span text:style-name="T7">тип</text:span><text:span text:style-name="T1"> </text:span><text:span text:style-name="T7">эксперимента"</text:span>));</text:p>
      <text:p text:style-name="P1"/>
      <text:p text:style-name="P1"><text:span text:style-name="T1"><text:s text:c="4"/></text:span><text:span text:style-name="T4">item105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Загрузка</text:span><text:span text:style-name="T1"> </text:span><text:span text:style-name="T7">данных</text:span><text:span text:style-name="T1"> </text:span><text:span text:style-name="T7">ручной</text:span><text:span text:style-name="T1"> </text:span><text:span text:style-name="T7">идентификации"</text:span>));</text:p>
      <text:p text:style-name="P1"/>
      <text:p text:style-name="P1"><text:span text:style-name="T1"><text:s text:c="4"/></text:span><text:span text:style-name="T4">item106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каталог"</text:span>));</text:p>
      <text:p text:style-name="P1"/>
      <text:p text:style-name="P1"><text:span text:style-name="T1"><text:s text:c="4"/></text:span><text:span text:style-name="T4">item7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блюдатель</text:span><text:span text:style-name="T1"> </text:span><text:span text:style-name="T7">состояния"</text:span>));</text:p>
      <text:p text:style-name="P1"/>
      <text:p text:style-name="P1"><text:span text:style-name="T1"><text:s text:c="4"/></text:span><text:span text:style-name="T4">item80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ыбрать</text:span><text:span text:style-name="T1"> </text:span><text:span text:style-name="T7">тип</text:span><text:span text:style-name="T1"> </text:span><text:span text:style-name="T7">эксперимента"</text:span>));</text:p>
      <text:p text:style-name="P1"/>
      <text:p text:style-name="P1"><text:span text:style-name="T1"><text:s text:c="4"/></text:span><text:span text:style-name="T4">item8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Чтение</text:span><text:span text:style-name="T1"> </text:span><text:span text:style-name="T7">данных</text:span><text:span text:style-name="T1"> </text:span><text:span text:style-name="T7">для</text:span><text:span text:style-name="T1"> </text:span><text:span text:style-name="T7">наблюдателя</text:span><text:span text:style-name="T1"> </text:span><text:span text:style-name="T7">скорости"</text:span>));</text:p>
      <text:p text:style-name="P2"><text:s text:c="2"/></text:p>
      <text:p text:style-name="P1"><text:span text:style-name="T1"><text:s text:c="4"/></text:span><text:span text:style-name="T4">item82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каталог"</text:span>));</text:p>
      <text:p text:style-name="P1"/>
      <text:p text:style-name="P1"><text:span text:style-name="T1"><text:s text:c="4"/></text:span><text:span text:style-name="T4">item65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Сохранение</text:span><text:span text:style-name="T1"> </text:span><text:span text:style-name="T7">данных"</text:span>));</text:p>
      <text:p text:style-name="P1"/>
      <text:p text:style-name="P1"><text:span text:style-name="T1"><text:s text:c="4"/></text:span><text:span text:style-name="T4">item6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Данные</text:span><text:span text:style-name="T1"> </text:span><text:span text:style-name="T7">идентификации"</text:span>));</text:p>
      <text:p text:style-name="P1"/>
      <text:p text:style-name="P1"><text:span text:style-name="T1"><text:s text:c="4"/></text:span><text:span text:style-name="T4">item108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сохранения"</text:span>));</text:p>
      <text:p text:style-name="P1"/>
      <text:p text:style-name="P1"><text:span text:style-name="T1"><text:s text:c="4"/></text:span><text:span text:style-name="T4">item10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режим"</text:span>));</text:p>
      <text:p text:style-name="P1"/>
      <text:p text:style-name="P1"><text:span text:style-name="T1"><text:s text:c="4"/></text:span><text:span text:style-name="T4">item6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Данные</text:span><text:span text:style-name="T1"> </text:span><text:span text:style-name="T7">электромагнитных</text:span><text:span text:style-name="T1"> </text:span><text:span text:style-name="T7">процессов"</text:span>));</text:p>
      <text:p text:style-name="P1"/>
      <text:p text:style-name="P1"><text:span text:style-name="T1"><text:s text:c="4"/></text:span><text:span text:style-name="T4">item110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сохранения"</text:span>));</text:p>
      <text:p text:style-name="P1"/>
      <text:p text:style-name="P1"><text:span text:style-name="T1"><text:s text:c="4"/></text:span><text:span text:style-name="T4">item11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режим"</text:span>));</text:p>
      <text:p text:style-name="P1"/>
      <text:p text:style-name="P1"><text:span text:style-name="T1"><text:s text:c="4"/></text:span><text:span text:style-name="T4">item7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Данные</text:span><text:span text:style-name="T1"> </text:span><text:span text:style-name="T7">тепловых</text:span><text:span text:style-name="T1"> </text:span><text:span text:style-name="T7">процессов"</text:span>));</text:p>
      <text:p text:style-name="P1"/>
      <text:p text:style-name="P1"><text:span text:style-name="T1"><text:s text:c="4"/></text:span><text:span text:style-name="T4">item112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сохранения"</text:span>));</text:p>
      <text:p text:style-name="P1"/>
      <text:p text:style-name="P1"><text:span text:style-name="T1"><text:s text:c="4"/></text:span><text:span text:style-name="T4">item11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режим"</text:span>));</text:p>
      <text:p text:style-name="P1"/>
      <text:p text:style-name="P1"><text:span text:style-name="T1"><text:s text:c="4"/></text:span><text:span text:style-name="T4">item7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Данные</text:span><text:span text:style-name="T1"> </text:span><text:span text:style-name="T7">вентиляционных</text:span><text:span text:style-name="T1"> </text:span><text:span text:style-name="T7">процессов"</text:span>));</text:p>
      <text:p text:style-name="P1"/>
      <text:p text:style-name="P1"><text:span text:style-name="T1"><text:s text:c="4"/></text:span><text:span text:style-name="T4">item114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сохранения"</text:span>));</text:p>
      <text:p text:style-name="P1"/>
      <text:p text:style-name="P1"><text:span text:style-name="T1"><text:s text:c="4"/></text:span><text:span text:style-name="T4">item115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режим"</text:span>));</text:p>
      <text:p text:style-name="P2"><text:s/></text:p>
      <text:p text:style-name="P1"><text:span text:style-name="T1"><text:s text:c="4"/></text:span><text:span text:style-name="T4">item75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Данные</text:span><text:span text:style-name="T1"> </text:span><text:span text:style-name="T7">прогноза</text:span><text:span text:style-name="T1"> </text:span><text:span text:style-name="T7">температур"</text:span>));</text:p>
      <text:p text:style-name="P2"><text:s text:c="3"/></text:p>
      <text:p text:style-name="P1"/>
      <text:p text:style-name="P1"><text:span text:style-name="T1"><text:s text:c="4"/></text:span><text:span text:style-name="T4">item76</text:span>-&gt;<text:span text:style-name="T8">setToolTip</text:span>(<text:span text:style-name="T6">QStringLiteral</text:span><text:span text:style-name="T1"> </text:span>(<text:span text:style-name="T7">"Выкл"</text:span>));</text:p>
      <text:p text:style-name="P1"/>
      <text:p text:style-name="P1"><text:span text:style-name="T1"><text:s text:c="4"/></text:span><text:span text:style-name="T4">item116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сохранения"</text:span>));</text:p>
      <text:p text:style-name="P1"/>
      <text:p text:style-name="P1"><text:span text:style-name="T1"><text:s text:c="4"/></text:span><text:span text:style-name="T4">item11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режим"</text:span>));</text:p>
      <text:p text:style-name="P1"><text:soft-page-break/></text:p>
      <text:p text:style-name="P1"><text:span text:style-name="T1"><text:s text:c="4"/></text:span><text:span text:style-name="T4">item7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Данные</text:span><text:span text:style-name="T1"> </text:span><text:span text:style-name="T7">остаточного</text:span><text:span text:style-name="T1"> </text:span><text:span text:style-name="T7">теплового</text:span><text:span text:style-name="T1"> </text:span><text:span text:style-name="T7">ресурса"</text:span>));</text:p>
      <text:p text:style-name="P1"><text:span text:style-name="T1"><text:s text:c="2"/></text:span></text:p>
      <text:p text:style-name="P1"><text:span text:style-name="T1"><text:s text:c="4"/></text:span><text:span text:style-name="T4">item118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сохранения"</text:span>));</text:p>
      <text:p text:style-name="P1"/>
      <text:p text:style-name="P1"><text:span text:style-name="T1"><text:s text:c="4"/></text:span><text:span text:style-name="T4">item11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Указать</text:span><text:span text:style-name="T1"> </text:span><text:span text:style-name="T7">режим"</text:span>));</text:p>
      <text:p text:style-name="P1"/>
      <text:p text:style-name="P1"><text:span text:style-name="T1"><text:s text:c="4"/></text:span><text:span text:style-name="T4">item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Идентификация</text:span><text:span text:style-name="T1"> </text:span><text:span text:style-name="T7">параметров</text:span><text:span text:style-name="T1"> </text:span><text:span text:style-name="T7">схемы</text:span><text:span text:style-name="T1"> </text:span><text:span text:style-name="T7">замещения"</text:span>));</text:p>
      <text:p text:style-name="P2"><text:s text:c="2"/></text:p>
      <text:p text:style-name="P1"><text:span text:style-name="T1"><text:s text:c="4"/></text:span><text:span text:style-name="T4">item1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Режим</text:span><text:span text:style-name="T1"> </text:span><text:span text:style-name="T7">расчета"</text:span>));</text:p>
      <text:p text:style-name="P1"/>
      <text:p text:style-name="P1"><text:span text:style-name="T1"><text:s text:c="4"/></text:span><text:span text:style-name="T4">item14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ыберите</text:span><text:span text:style-name="T1"> </text:span><text:span text:style-name="T7">режим"</text:span>));</text:p>
      <text:p text:style-name="P3"/>
      <text:p text:style-name="P1"><text:span text:style-name="T1"><text:s text:c="4"/></text:span><text:span text:style-name="T4">item9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строечный</text:span><text:span text:style-name="T1"> </text:span><text:span text:style-name="T7">коэффициент</text:span><text:span text:style-name="T1"> </text:span><text:span text:style-name="T7">gd="</text:span>));</text:p>
      <text:p text:style-name="P1"/>
      <text:p text:style-name="P1"><text:span text:style-name="T1"><text:s text:c="4"/></text:span><text:span text:style-name="T4">item94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1"/>
      <text:p text:style-name="P1"><text:span text:style-name="T1"><text:s text:c="4"/></text:span><text:span text:style-name="T4">item95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строечный</text:span><text:span text:style-name="T1"> </text:span><text:span text:style-name="T7">коэффициент</text:span><text:span text:style-name="T1"> </text:span><text:span text:style-name="T7">ki="</text:span>));</text:p>
      <text:p text:style-name="P2"><text:s text:c="2"/></text:p>
      <text:p text:style-name="P1"><text:span text:style-name="T1"><text:s text:c="4"/></text:span><text:span text:style-name="T4">item96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2"><text:s/></text:p>
      <text:p text:style-name="P1"><text:span text:style-name="T1"><text:s text:c="4"/></text:span><text:span text:style-name="T4">item9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строечный</text:span><text:span text:style-name="T1"> </text:span><text:span text:style-name="T7">коэффициент</text:span><text:span text:style-name="T1"> </text:span><text:span text:style-name="T7">gb="</text:span>));</text:p>
      <text:p text:style-name="P2"><text:s text:c="3"/></text:p>
      <text:p text:style-name="P1"><text:span text:style-name="T1"><text:s text:c="4"/></text:span><text:span text:style-name="T4">item98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1"/>
      <text:p text:style-name="P1"><text:span text:style-name="T1"><text:s text:c="4"/></text:span><text:span text:style-name="T4">item9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строечный</text:span><text:span text:style-name="T1"> </text:span><text:span text:style-name="T7">коэффициент</text:span><text:span text:style-name="T1"> </text:span><text:span text:style-name="T7">kpsi="</text:span>));</text:p>
      <text:p text:style-name="P1"/>
      <text:p text:style-name="P1"><text:span text:style-name="T1"><text:s text:c="4"/></text:span><text:span text:style-name="T4">item100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1"/>
      <text:p text:style-name="P1"><text:span text:style-name="T1"><text:s text:c="4"/></text:span><text:span text:style-name="T4">item10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строечный</text:span><text:span text:style-name="T1"> </text:span><text:span text:style-name="T7">коэффициент</text:span><text:span text:style-name="T1"> </text:span><text:span text:style-name="T7">gp="</text:span>));</text:p>
      <text:p text:style-name="P1"/>
      <text:p text:style-name="P1"><text:span text:style-name="T1"><text:s text:c="4"/></text:span><text:span text:style-name="T4">item102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1"/>
      <text:p text:style-name="P1"><text:span text:style-name="T1"><text:s text:c="4"/></text:span><text:span text:style-name="T4">item10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строечный</text:span><text:span text:style-name="T1"> </text:span><text:span text:style-name="T7">коэффициент</text:span><text:span text:style-name="T1"> </text:span><text:span text:style-name="T7">gpsi="</text:span>));</text:p>
      <text:p text:style-name="P1"/>
      <text:p text:style-name="P1"><text:span text:style-name="T1"><text:s text:c="4"/></text:span><text:span text:style-name="T4">item104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1"/>
      <text:p text:style-name="P1"><text:span text:style-name="T1"><text:s text:c="4"/></text:span><text:span text:style-name="T4">item1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Электромагнитная</text:span><text:span text:style-name="T1"> </text:span><text:span text:style-name="T7">модель"</text:span>));</text:p>
      <text:p text:style-name="P1"/>
      <text:p text:style-name="P1"><text:span text:style-name="T1"><text:s text:c="5"/></text:span><text:span text:style-name="T4">item1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Pежим</text:span><text:span text:style-name="T1"> </text:span><text:span text:style-name="T7">работы</text:span><text:span text:style-name="T1"> </text:span><text:span text:style-name="T7">двигателя"</text:span>));</text:p>
      <text:p text:style-name="P1"/>
      <text:p text:style-name="P1"><text:span text:style-name="T1"><text:s text:c="4"/></text:span><text:span text:style-name="T4">item20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ыбрать</text:span><text:span text:style-name="T1"> </text:span><text:span text:style-name="T7">режим"</text:span>));</text:p>
      <text:p text:style-name="P2"><text:s text:c="4"/></text:p>
      <text:p text:style-name="P1"><text:span text:style-name="T1"><text:s text:c="4"/></text:span><text:span text:style-name="T4">item2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ремя</text:span><text:span text:style-name="T1"> </text:span><text:span text:style-name="T7">цикла,</text:span><text:span text:style-name="T1"> </text:span><text:span text:style-name="T7">с:"</text:span>));</text:p>
      <text:p text:style-name="P2"><text:s text:c="3"/></text:p>
      <text:p text:style-name="P1"><text:span text:style-name="T1"><text:s text:c="4"/></text:span><text:span text:style-name="T4">item22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1"/>
      <text:p text:style-name="P1"><text:span text:style-name="T1"><text:s text:c="4"/></text:span><text:span text:style-name="T4">item23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ремя</text:span><text:span text:style-name="T1"> </text:span><text:span text:style-name="T7">работы,</text:span><text:span text:style-name="T1"> </text:span><text:span text:style-name="T7">с:"</text:span>));</text:p>
      <text:p text:style-name="P2"><text:s text:c="2"/></text:p>
      <text:p text:style-name="P1"><text:span text:style-name="T1"><text:s text:c="4"/></text:span><text:span text:style-name="T4">item24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2"><text:s text:c="3"/></text:p>
      <text:p text:style-name="P1"/>
      <text:p text:style-name="P1"><text:span text:style-name="T1"><text:s text:c="4"/></text:span><text:span text:style-name="T4">item89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Значение</text:span><text:span text:style-name="T1"> </text:span><text:span text:style-name="T7">момента</text:span><text:span text:style-name="T1"> </text:span><text:span text:style-name="T7">нагрузки,</text:span><text:span text:style-name="T1"> </text:span><text:span text:style-name="T7">Нм:"</text:span>));</text:p>
      <text:p text:style-name="P2"><text:s text:c="4"/></text:p>
      <text:p text:style-name="P1"><text:span text:style-name="T1"><text:s text:c="4"/></text:span><text:span text:style-name="T4">item90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0"</text:span>));</text:p>
      <text:p text:style-name="P2"><text:s/></text:p>
      <text:p text:style-name="P1"><text:span text:style-name="T1"><text:s text:c="4"/></text:span><text:span text:style-name="T4">item91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ыбор</text:span><text:span text:style-name="T1"> </text:span><text:span text:style-name="T7">системы</text:span><text:span text:style-name="T1"> </text:span><text:span text:style-name="T7">электропривода"</text:span>));</text:p>
      <text:p text:style-name="P2"><text:s/></text:p>
      <text:p text:style-name="P1"><text:span text:style-name="T1"><text:s text:c="4"/></text:span><text:span text:style-name="T4">item92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ыбрать</text:span><text:span text:style-name="T1"> </text:span><text:span text:style-name="T7">режим"</text:span>));</text:p>
      <text:p text:style-name="P2"><text:soft-page-break/><text:s/></text:p>
      <text:p text:style-name="P1"><text:span text:style-name="T1"><text:s text:c="4"/></text:span><text:span text:style-name="T4">item25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Тепловая</text:span><text:span text:style-name="T1"> </text:span><text:span text:style-name="T7">модель"</text:span>));</text:p>
      <text:p text:style-name="P1"/>
      <text:p text:style-name="P1"><text:span text:style-name="T1"><text:s text:c="4"/></text:span><text:span text:style-name="T4">item27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Начальное</text:span><text:span text:style-name="T1"> </text:span><text:span text:style-name="T7">значение</text:span><text:span text:style-name="T1"> </text:span><text:span text:style-name="T7">температуры,</text:span><text:span text:style-name="T1"> </text:span><text:span text:style-name="T7">°C"</text:span>));</text:p>
      <text:p text:style-name="P2"><text:s text:c="3"/></text:p>
      <text:p text:style-name="P1"><text:span text:style-name="T1"><text:s text:c="4"/></text:span><text:span text:style-name="T4">item28</text:span><text:span text:style-name="T1"> </text:span>=<text:span text:style-name="T1"> </text:span><text:span text:style-name="T5">new</text:span><text:span text:style-name="T1"> </text:span><text:span text:style-name="T2">QStandardItem</text:span>(<text:span text:style-name="T6">QStringLiteral</text:span><text:span text:style-name="T1"> </text:span>(<text:span text:style-name="T7">"Введите</text:span><text:span text:style-name="T1"> </text:span><text:span text:style-name="T7">значение"</text:span>));</text:p>
      <text:p text:style-name="P2"><text:s text:c="3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03:43:36.202547392</meta:creation-date>
    <dc:date>2022-06-30T05:15:23.717295681</dc:date>
    <meta:editing-duration>PT6M49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3" meta:paragraph-count="82" meta:word-count="385" meta:character-count="4330" meta:non-whitespace-character-count="3714"/>
  </office:meta>
</office:document-meta>
</file>